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f8e"/>
    </style:style>
    <style:style style:name="P2" style:family="paragraph" style:parent-style-name="Standard">
      <style:text-properties fo:font-weight="bold" officeooo:rsid="00126f8e" officeooo:paragraph-rsid="00126f8e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font-size="16pt" fo:font-weight="bold" officeooo:rsid="00126f8e" officeooo:paragraph-rsid="00126f8e" style:font-size-asian="16pt" style:font-weight-asian="bold" style:font-size-complex="16pt" style:font-weight-complex="bold"/>
    </style:style>
    <style:style style:name="T1" style:family="text">
      <style:text-properties officeooo:rsid="00126f8e"/>
    </style:style>
    <style:style style:name="T2" style:family="text">
      <style:text-properties officeooo:rsid="0013c00a"/>
    </style:style>
    <style:style style:name="T3" style:family="text">
      <style:text-properties fo:font-size="14pt" officeooo:rsid="00126f8e" style:font-size-asian="14pt" style:font-size-complex="14pt"/>
    </style:style>
    <style:style style:name="T4" style:family="text">
      <style:text-properties fo:font-size="16pt" officeooo:rsid="00126f8e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For magento 2</text:span></text:span></text:p>
      <text:p text:style-name="Standard"><text:span text:style-name="Strong_20_Emphasis"/></text:p>
      <text:list xml:id="list2453815340" text:style-name="L1">
        <text:list-item>
          <text:p text:style-name="P3"><text:span text:style-name="Strong_20_Emphasis">Magento Coding Standard</text:span>: Helps maintain code quality by enforcing Magento's coding standards.</text:p>
          <text:p text:style-name="P3"/>
          <text:p text:style-name="P3"><text:span text:style-name="Source_20_Text">composer require magento/magento-coding-standard</text:span></text:p>
          <text:p text:style-name="P3"><text:span text:style-name="Source_20_Text"/></text:p>
        </text:list-item>
        <text:list-item>
          <text:p text:style-name="P3"><text:span text:style-name="Strong_20_Emphasis">n98-magerun2</text:span>: A command-line tool for managing Magento 2 installations.</text:p>
          <text:p text:style-name="P3"/>
          <text:p text:style-name="P3"><text:span text:style-name="Source_20_Text">composer require n98/magerun2</text:span></text:p>
          <text:p text:style-name="P3"><text:span text:style-name="Source_20_Text"/></text:p>
        </text:list-item>
        <text:list-item>
          <text:p text:style-name="P3"><text:span text:style-name="Strong_20_Emphasis">Mage2Gen</text:span>: A tool for generating code for Magento 2 modules.</text:p>
          <text:p text:style-name="P3"/>
          <text:p text:style-name="P3"><text:span text:style-name="Source_20_Text">composer require dominicwatts/mage2gen</text:span></text:p>
          <text:p text:style-name="P3"><text:span text:style-name="Source_20_Text"/></text:p>
        </text:list-item>
        <text:list-item>
          <text:p text:style-name="P3"><text:span text:style-name="Strong_20_Emphasis">Magento 2 Code Generators</text:span>: A collection of command-line code generators for Magento 2.</text:p>
          <text:p text:style-name="P3"/>
          <text:p text:style-name="P3"><text:span text:style-name="Source_20_Text">composer require mage2tv/magento-cache-clean</text:span></text:p>
          <text:p text:style-name="P3"><text:span text:style-name="Source_20_Text"/></text:p>
        </text:list-item>
        <text:list-item>
          <text:p text:style-name="P3"><text:span text:style-name="Strong_20_Emphasis">Magento 2 Extension Scanner</text:span>: Detects known vulnerabilities and issues in installed extensions.</text:p>
          <text:p text:style-name="P3"/>
          <text:p text:style-name="P3"><text:span text:style-name="Source_20_Text">composer require magento/magento2-extension-scanner</text:span></text:p>
          <text:p text:style-name="P3"><text:span text:style-name="Source_20_Text"/></text:p>
        </text:list-item>
        <text:list-item>
          <text:p text:style-name="P3"><text:span text:style-name="Strong_20_Emphasis">Magento 2 DevTools</text:span>: A collection of tools and scripts for Magento 2 development.</text:p>
          <text:p text:style-name="P3"/>
          <text:p text:style-name="P3"><text:span text:style-name="Source_20_Text">composer require snowdog/module-dev-tools</text:span></text:p>
          <text:p text:style-name="P3"><text:span text:style-name="Source_20_Text"/></text:p>
        </text:list-item>
        <text:list-item>
          <text:p text:style-name="P3"><text:span text:style-name="Strong_20_Emphasis">PHP_CodeSniffer</text:span>: A set of rules to check PHP code against coding standards.</text:p>
          <text:p text:style-name="P3"/>
          <text:p text:style-name="P3"><text:span text:style-name="Source_20_Text">composer require squizlabs/php_codesniffer</text:span></text:p>
          <text:p text:style-name="P3"><text:span text:style-name="Source_20_Text"/></text:p>
        </text:list-item>
        <text:list-item>
          <text:p text:style-name="P3"><text:span text:style-name="Strong_20_Emphasis">Inchoo_PHP7</text:span>: Provides compatibility checks and migration tools for PHP 7.</text:p>
          <text:p text:style-name="P3"/>
          <text:p text:style-name="P3"><text:span text:style-name="Source_20_Text">composer require inchoo/php7</text:span></text:p>
          <text:p text:style-name="P3"><text:span text:style-name="Source_20_Text"/></text:p>
        </text:list-item>
        <text:list-item>
          <text:p text:style-name="P3"><text:span text:style-name="Strong_20_Emphasis">Magento 2 Module Finder</text:span>: Helps you locate modules in a Magento 2 project.</text:p>
          <text:p text:style-name="P3"/>
          <text:p text:style-name="P3"><text:span text:style-name="Source_20_Text">composer require yireo/magento2-module-finder</text:span></text:p>
          <text:p text:style-name="P3"><text:span text:style-name="Source_20_Text"/></text:p>
        </text:list-item>
        <text:list-item>
          <text:p text:style-name="P3"><text:span text:style-name="Strong_20_Emphasis">Magento 2 Debugger</text:span>: A debugging tool for Magento 2.</text:p>
          <text:p text:style-name="P3"/>
          <text:p text:style-name="P3"><text:span text:style-name="Source_20_Text">composer require magento/magento2-debug</text:span></text:p>
        </text:list-item>
      </text:list>
      <text:p text:style-name="Standard"/>
      <text:p text:style-name="Standard"/>
      <text:p text:style-name="P5">For all projects</text:p>
      <text:p text:style-name="P2"/>
      <text:list xml:id="list3779099645" text:style-name="L2">
        <text:list-item>
          <text:p text:style-name="P4"><text:span text:style-name="Strong_20_Emphasis">Composer itself</text:span>: <text:span text:style-name="T2">I</text:span>nstall it globally on your system to manage dependencies for your projects.</text:p>
          <text:p text:style-name="P4"/>
          <text:p text:style-name="P4"><text:span text:style-name="Source_20_Text">composer self-update</text:span></text:p>
          <text:p text:style-name="P4"><text:soft-page-break/><text:span text:style-name="Source_20_Text"/></text:p>
        </text:list-item>
        <text:list-item>
          <text:p text:style-name="P4"><text:span text:style-name="Strong_20_Emphasis">phpunit/phpunit</text:span>: A testing framework for writing and running unit tests for your PHP code.</text:p>
          <text:p text:style-name="P4"/>
          <text:p text:style-name="P4"><text:span text:style-name="Source_20_Text">composer require --dev phpunit/phpunit</text:span></text:p>
          <text:p text:style-name="P4"><text:span text:style-name="Source_20_Text"/></text:p>
        </text:list-item>
        <text:list-item>
          <text:p text:style-name="P4"><text:span text:style-name="Strong_20_Emphasis">symfony/console</text:span>: A component for building command-line applications.</text:p>
          <text:p text:style-name="P4"/>
          <text:p text:style-name="P4"><text:span text:style-name="Source_20_Text">composer require symfony/console</text:span></text:p>
          <text:p text:style-name="P4"><text:span text:style-name="Source_20_Text"/></text:p>
        </text:list-item>
        <text:list-item>
          <text:p text:style-name="P4"><text:span text:style-name="Strong_20_Emphasis">monolog/monolog</text:span>: A logging library that helps you manage application logs.</text:p>
          <text:p text:style-name="P4"/>
          <text:p text:style-name="P4"><text:span text:style-name="Source_20_Text">composer require monolog/monolog</text:span></text:p>
          <text:p text:style-name="P4"><text:span text:style-name="Source_20_Text"/></text:p>
        </text:list-item>
        <text:list-item>
          <text:p text:style-name="P4"><text:span text:style-name="Strong_20_Emphasis">guzzlehttp/guzzle</text:span>: A powerful HTTP client library for making HTTP requests.</text:p>
          <text:p text:style-name="P4"/>
          <text:p text:style-name="P4"><text:span text:style-name="Source_20_Text">composer require guzzlehttp/guzzle</text:span></text:p>
          <text:p text:style-name="P4"><text:span text:style-name="Source_20_Text"/></text:p>
        </text:list-item>
        <text:list-item>
          <text:p text:style-name="P4"><text:span text:style-name="Strong_20_Emphasis">doctrine/dbal</text:span>: The Database Abstraction Layer (DBAL) for database interactions.</text:p>
        </text:list-item>
      </text:list>
      <text:p text:style-name="Standard"/>
      <text:list xml:id="list91631168453151" text:continue-numbering="true" text:style-name="L2">
        <text:list-header>
          <text:p text:style-name="P4"><text:span text:style-name="Source_20_Text">composer require doctrine/dbal</text:span></text:p>
          <text:p text:style-name="P4"><text:span text:style-name="Source_20_Text"/></text:p>
        </text:list-header>
        <text:list-item>
          <text:p text:style-name="P4"><text:span text:style-name="Strong_20_Emphasis">filp/whoops</text:span>: A pretty error handler for PHP that displays detailed error information.</text:p>
          <text:p text:style-name="P4"/>
          <text:p text:style-name="P4"><text:span text:style-name="Source_20_Text">composer require filp/whoops</text:span></text:p>
          <text:p text:style-name="P4"><text:span text:style-name="Source_20_Text"/></text:p>
        </text:list-item>
        <text:list-item>
          <text:p text:style-name="P4"><text:span text:style-name="Strong_20_Emphasis">nikic/php-parser</text:span>: A library for parsing PHP code and analyzing its structure.</text:p>
          <text:p text:style-name="P4"/>
          <text:p text:style-name="P4"><text:span text:style-name="Source_20_Text">composer require nikic/php-parser</text:span></text:p>
          <text:p text:style-name="P4"><text:span text:style-name="Source_20_Text"/></text:p>
        </text:list-item>
        <text:list-item>
          <text:p text:style-name="P4"><text:span text:style-name="Strong_20_Emphasis">league/flysystem</text:span>: A filesystem abstraction library for working with local and remote filesystems.</text:p>
          <text:p text:style-name="P4"/>
          <text:p text:style-name="P4"><text:span text:style-name="Source_20_Text">composer require league/flysystem</text:span></text:p>
          <text:p text:style-name="P4"><text:span text:style-name="Source_20_Text"/></text:p>
        </text:list-item>
        <text:list-item>
          <text:p text:style-name="P4"><text:span text:style-name="Strong_20_Emphasis">symfony/dotenv</text:span>: A component for reading and writing environment variables from a <text:span text:style-name="Source_20_Text">.env</text:span> file.</text:p>
          <text:p text:style-name="P4"/>
          <text:p text:style-name="P4"><text:span text:style-name="Source_20_Text">composer require symfony/dotenv</text:span></text:p>
          <text:p text:style-name="P4"><text:span text:style-name="Source_20_Text"/></text:p>
        </text:list-item>
        <text:list-item>
          <text:p text:style-name="P4"><text:span text:style-name="Strong_20_Emphasis">vlucas/phpdotenv</text:span>: Another library for handling environment variables from <text:span text:style-name="Source_20_Text">.env</text:span> files.</text:p>
          <text:p text:style-name="P4"/>
          <text:p text:style-name="P4"><text:span text:style-name="Source_20_Text">composer require vlucas/phpdotenv</text:span></text:p>
          <text:p text:style-name="P4"><text:span text:style-name="Source_20_Text"/></text:p>
        </text:list-item>
        <text:list-item>
          <text:p text:style-name="P4"><text:span text:style-name="Strong_20_Emphasis">phar-io/version</text:span>: A library for handling version constraints and comparisons.</text:p>
          <text:p text:style-name="P4"/>
          <text:p text:style-name="P4"><text:span text:style-name="Source_20_Text">composer require phar-io/vers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0:36:08.883132151</meta:creation-date>
    <dc:date>2023-08-28T09:16:30.661483918</dc:date>
    <meta:editing-duration>PT10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39" meta:character-count="2603" meta:non-whitespace-character-count="2333"/>
  </office:meta>
</office:document-meta>
</file>